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unicode Two Beta" svg:font-family="'Junicode Two Beta'" style:font-adornments="Regular" style:font-pitch="variable"/>
    <style:font-face style:name="Junicode Two Beta1" svg:font-family="'Junicode Two Beta'" style:font-adornments="SemiExpanded Bold" style:font-pitch="variable"/>
    <style:font-face style:name="Junicode Two Beta:ss10" svg:font-family="'Junicode Two Beta:ss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2in"/>
    </style:style>
    <style:style style:name="Table1.C" style:family="table-column">
      <style:table-column-properties style:column-width="1.8in"/>
    </style:style>
    <style:style style:name="Table1.A1" style:family="table-cell">
      <style:table-cell-properties fo:background-color="#ffd8ce" fo:padding-left="0.0403in" fo:padding-right="0.0403in" fo:padding-top="0.0201in" fo:padding-bottom="0.0299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ffd8ce" fo:padding-left="0.0403in" fo:padding-right="0.0403in" fo:padding-top="0.0201in" fo:padding-bottom="0.0299in" fo:border="0.5pt solid #000000">
        <style:background-image/>
      </style:table-cell-properties>
    </style:style>
    <style:style style:name="Table1.A2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2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2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3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3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3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4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4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4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5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5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5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6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6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6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7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7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7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8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8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8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9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9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9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10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10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10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11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11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11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12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B12" style:family="table-cell">
      <style:table-cell-properties fo:padding-left="0.0403in" fo:padding-right="0.0403in" fo:padding-top="0.0201in" fo:padding-bottom="0.0299in" fo:border-left="0.5pt solid #000000" fo:border-right="none" fo:border-top="none" fo:border-bottom="0.5pt solid #000000"/>
    </style:style>
    <style:style style:name="Table1.C12" style:family="table-cell">
      <style:table-cell-properties fo:padding-left="0.0403in" fo:padding-right="0.0403in" fo:padding-top="0.0201in" fo:padding-bottom="0.0299in" fo:border-left="0.5pt solid #000000" fo:border-right="0.5pt solid #000000" fo:border-top="none" fo:border-bottom="0.5pt solid #000000"/>
    </style:style>
    <style:style style:name="Table1.A13" style:family="table-cell">
      <style:table-cell-properties fo:background-color="#dee6ef" fo:padding-left="0.0403in" fo:padding-right="0.0403in" fo:padding-top="0.0201in" fo:padding-bottom="0.0299in" fo:border-left="0.5pt solid #000000" fo:border-right="none" fo:border-top="none" fo:border-bottom="0.5pt solid #000000">
        <style:background-image/>
      </style:table-cell-properties>
    </style:style>
    <style:style style:name="Table1.C13" style:family="table-cell">
      <style:table-cell-properties fo:background-color="#dee6ef" fo:padding-left="0.0403in" fo:padding-right="0.0403in" fo:padding-top="0.0201in" fo:padding-bottom="0.0299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Junicode Two Beta:ss10"/>
    </style:style>
    <style:style style:name="P2" style:family="paragraph" style:parent-style-name="Standard">
      <style:paragraph-properties fo:text-align="center" style:justify-single-word="false"/>
      <style:text-properties officeooo:rsid="00118147" officeooo:paragraph-rsid="00118147"/>
    </style:style>
    <style:style style:name="P3" style:family="paragraph" style:parent-style-name="Standard">
      <style:paragraph-properties fo:text-align="center" style:justify-single-word="false"/>
      <style:text-properties officeooo:paragraph-rsid="0010218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102180" officeooo:paragraph-rsid="00102180"/>
    </style:style>
    <style:style style:name="P6" style:family="paragraph" style:parent-style-name="Standard">
      <style:text-properties style:font-name="Junicode Two Beta" fo:font-size="18pt" officeooo:rsid="00102180" officeooo:paragraph-rsid="00102180"/>
    </style:style>
    <style:style style:name="P7" style:family="paragraph" style:parent-style-name="Standard">
      <style:paragraph-properties fo:text-align="center" style:justify-single-word="false"/>
      <style:text-properties officeooo:rsid="00136271" officeooo:paragraph-rsid="00136271"/>
    </style:style>
    <style:style style:name="P8" style:family="paragraph" style:parent-style-name="Standard">
      <style:paragraph-properties fo:text-align="center" style:justify-single-word="false"/>
      <style:text-properties officeooo:paragraph-rsid="00102180"/>
    </style:style>
    <style:style style:name="P9" style:family="paragraph" style:parent-style-name="Standard">
      <style:paragraph-properties fo:text-align="center" style:justify-single-word="false"/>
      <style:text-properties style:font-name="Junicode Two Beta:ss10"/>
    </style:style>
    <style:style style:name="P10" style:family="paragraph" style:parent-style-name="Text_20_body">
      <style:text-properties officeooo:paragraph-rsid="00150448"/>
    </style:style>
    <style:style style:name="T1" style:family="text">
      <style:text-properties officeooo:rsid="00102180"/>
    </style:style>
    <style:style style:name="T2" style:family="text">
      <style:text-properties officeooo:rsid="0011e2df"/>
    </style:style>
    <style:style style:name="T3" style:family="text">
      <style:text-properties officeooo:rsid="0013627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6271" style:font-style-asian="italic" style:font-style-complex="italic"/>
    </style:style>
    <style:style style:name="T6" style:family="text">
      <style:text-properties officeooo:rsid="00150448"/>
    </style:style>
    <style:style style:name="T7" style:family="text">
      <style:text-properties style:font-name="Junicode Two Beta:ss10" officeooo:rsid="00150448"/>
    </style:style>
    <style:style style:name="T8" style:family="text">
      <style:text-properties officeooo:rsid="00171666"/>
    </style:style>
    <style:style style:name="T9" style:family="text">
      <style:text-properties officeooo:rsid="001d0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gs for Jakub Parkosz, <text:span text:style-name="T4">Traktat o ortografii Polskiej</text:span></text:h>
      <text:p text:style-name="P10">The <text:span text:style-name="T3">first eleven tags are for characters unique to the </text:span><text:span text:style-name="T5">Traktat</text:span><text:span text:style-name="T3">. The others </text:span><text:span text:style-name="T9">(highlighted in blue)</text:span><text:span text:style-name="T3"> are for convenient access to other characters </text:span><text:span text:style-name="T6">that appear in the text. Note that other tags than these may be used to mark characters for various purposes: these will </text:span><text:span text:style-name="T8">have no effect on the preceding character. They will</text:span><text:span text:style-name="T6"> be hidden by ss10 but will be retained in the text and can be searched </text:span><text:span text:style-name="T8">if entities are used</text:span><text:span text:style-name="T6">. For example, ⱥ&amp;__p;&amp;__u; with ss10 applied will yield </text:span><text:span text:style-name="T7">ⱥ&amp;__p;&amp;__u;</text:span><text:span text:style-name="T6">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5091387088">
          <table:table-cell table:style-name="Table1.A1" office:value-type="string">
            <text:p text:style-name="P2">Base + tag sequence</text:p>
          </table:table-cell>
          <table:table-cell table:style-name="Table1.A1" office:value-type="string">
            <text:p text:style-name="P7">Mnemonic</text:p>
          </table:table-cell>
          <table:table-cell table:style-name="Table1.C1" office:value-type="string">
            <text:p text:style-name="P1">Result (with ss10)</text:p>
          </table:table-cell>
        </table:table-row>
        <table:table-row table:style-name="TableLine5091385072">
          <table:table-cell table:style-name="Table1.A4" office:value-type="string">
            <text:p text:style-name="P3">B<text:span text:style-name="T1">&amp;__p;&amp;__l;</text:span></text:p>
          </table:table-cell>
          <table:table-cell table:style-name="Table1.B4" office:value-type="string">
            <text:p text:style-name="P7">loop</text:p>
          </table:table-cell>
          <table:table-cell table:style-name="Table1.C4" office:value-type="string">
            <text:p text:style-name="P1">B&amp;__p;&amp;__l;</text:p>
          </table:table-cell>
        </table:table-row>
        <table:table-row table:style-name="TableLine5091385072">
          <table:table-cell table:style-name="Table1.A4" office:value-type="string">
            <text:p text:style-name="P3">b<text:span text:style-name="T1">&amp;__p;&amp;__s;</text:span></text:p>
          </table:table-cell>
          <table:table-cell table:style-name="Table1.B4" office:value-type="string">
            <text:p text:style-name="P7">square</text:p>
          </table:table-cell>
          <table:table-cell table:style-name="Table1.C4" office:value-type="string">
            <text:p text:style-name="P1">b&amp;__p;&amp;__s;</text:p>
          </table:table-cell>
        </table:table-row>
        <table:table-row table:style-name="TableLine5091385072">
          <table:table-cell table:style-name="Table1.A4" office:value-type="string">
            <text:p text:style-name="P3">b<text:span text:style-name="T1">&amp;__p;&amp;__l;</text:span></text:p>
          </table:table-cell>
          <table:table-cell table:style-name="Table1.B4" office:value-type="string">
            <text:p text:style-name="P7">loop</text:p>
          </table:table-cell>
          <table:table-cell table:style-name="Table1.C4" office:value-type="string">
            <text:p text:style-name="P1">b&amp;__p;&amp;__l;</text:p>
          </table:table-cell>
        </table:table-row>
        <table:table-row table:style-name="TableLine5091408368">
          <table:table-cell table:style-name="Table1.A10" office:value-type="string">
            <text:p text:style-name="P3">c<text:span text:style-name="T1">&amp;__p;&amp;__</text:span><text:span text:style-name="T2">h;</text:span></text:p>
          </table:table-cell>
          <table:table-cell table:style-name="Table1.B8" office:value-type="string">
            <text:p text:style-name="P7">hook</text:p>
          </table:table-cell>
          <table:table-cell table:style-name="Table1.C8" office:value-type="string">
            <text:p text:style-name="P1">c&amp;__p;&amp;__<text:span text:style-name="T2">h;</text:span></text:p>
          </table:table-cell>
        </table:table-row>
        <table:table-row table:style-name="TableLine5091408368">
          <table:table-cell table:style-name="Table1.A10" office:value-type="string">
            <text:p text:style-name="P3">g<text:span text:style-name="T1">&amp;__p;&amp;__h;</text:span></text:p>
          </table:table-cell>
          <table:table-cell table:style-name="Table1.B8" office:value-type="string">
            <text:p text:style-name="P7">hook</text:p>
          </table:table-cell>
          <table:table-cell table:style-name="Table1.C8" office:value-type="string">
            <text:p text:style-name="P1">g&amp;__p;&amp;__h;</text:p>
          </table:table-cell>
        </table:table-row>
        <table:table-row table:style-name="TableLine5091408368">
          <table:table-cell table:style-name="Table1.A10" office:value-type="string">
            <text:p text:style-name="P3">l<text:span text:style-name="T1">&amp;__p;&amp;__l;</text:span></text:p>
          </table:table-cell>
          <table:table-cell table:style-name="Table1.B8" office:value-type="string">
            <text:p text:style-name="P7">loop</text:p>
          </table:table-cell>
          <table:table-cell table:style-name="Table1.C8" office:value-type="string">
            <text:p text:style-name="P1">l&amp;__p;&amp;__l;</text:p>
          </table:table-cell>
        </table:table-row>
        <table:table-row table:style-name="TableLine5091408368">
          <table:table-cell table:style-name="Table1.A8" office:value-type="string">
            <text:p text:style-name="P3">P<text:span text:style-name="T1">&amp;__p;&amp;__s;</text:span></text:p>
          </table:table-cell>
          <table:table-cell table:style-name="Table1.B8" office:value-type="string">
            <text:p text:style-name="P7">square</text:p>
          </table:table-cell>
          <table:table-cell table:style-name="Table1.C8" office:value-type="string">
            <text:p text:style-name="P1">P&amp;__p;&amp;__s;</text:p>
          </table:table-cell>
        </table:table-row>
        <table:table-row table:style-name="TableLine5091409184">
          <table:table-cell table:style-name="Table1.A9" office:value-type="string">
            <text:p text:style-name="P3">P<text:span text:style-name="T1">&amp;__p;&amp;__r;</text:span></text:p>
          </table:table-cell>
          <table:table-cell table:style-name="Table1.B9" office:value-type="string">
            <text:p text:style-name="P7">round</text:p>
          </table:table-cell>
          <table:table-cell table:style-name="Table1.C9" office:value-type="string">
            <text:p text:style-name="P1">P&amp;__p;&amp;__r;</text:p>
          </table:table-cell>
        </table:table-row>
        <table:table-row table:style-name="TableLine5091411376">
          <table:table-cell table:style-name="Table1.A10" office:value-type="string">
            <text:p text:style-name="P3">p<text:span text:style-name="T1">&amp;__p;&amp;__s;</text:span></text:p>
          </table:table-cell>
          <table:table-cell table:style-name="Table1.B10" office:value-type="string">
            <text:p text:style-name="P7">square</text:p>
          </table:table-cell>
          <table:table-cell table:style-name="Table1.C10" office:value-type="string">
            <text:p text:style-name="P1">p&amp;__p;&amp;__s;</text:p>
          </table:table-cell>
        </table:table-row>
        <table:table-row table:style-name="TableLine5091411920">
          <table:table-cell table:style-name="Table1.A11" office:value-type="string">
            <text:p text:style-name="P3">p<text:span text:style-name="T1">&amp;__p;&amp;__r;</text:span></text:p>
          </table:table-cell>
          <table:table-cell table:style-name="Table1.B11" office:value-type="string">
            <text:p text:style-name="P7">round</text:p>
          </table:table-cell>
          <table:table-cell table:style-name="Table1.C11" office:value-type="string">
            <text:p text:style-name="P1">p&amp;__p;&amp;__r;</text:p>
          </table:table-cell>
        </table:table-row>
        <table:table-row table:style-name="TableLine5091413008">
          <table:table-cell table:style-name="Table1.A12" office:value-type="string">
            <text:p text:style-name="P3">v<text:span text:style-name="T1">&amp;__p;&amp;__h;</text:span></text:p>
          </table:table-cell>
          <table:table-cell table:style-name="Table1.B12" office:value-type="string">
            <text:p text:style-name="P7">hook</text:p>
          </table:table-cell>
          <table:table-cell table:style-name="Table1.C12" office:value-type="string">
            <text:p text:style-name="P1">v&amp;__p;&amp;__h;</text:p>
          </table:table-cell>
        </table:table-row>
        <table:table-row table:style-name="TableLine5091414640">
          <table:table-cell table:style-name="Table1.A13" office:value-type="string">
            <text:p text:style-name="P3">m<text:span text:style-name="T1">&amp;__p;&amp;__d;</text:span></text:p>
          </table:table-cell>
          <table:table-cell table:style-name="Table1.A13" office:value-type="string">
            <text:p text:style-name="P7">descender</text:p>
          </table:table-cell>
          <table:table-cell table:style-name="Table1.C13" office:value-type="string">
            <text:p text:style-name="P1">m&amp;__p;&amp;__d;</text:p>
          </table:table-cell>
        </table:table-row>
        <table:table-row table:style-name="TableLine5091415184">
          <table:table-cell table:style-name="Table1.A13" office:value-type="string">
            <text:p text:style-name="P3">n<text:span text:style-name="T1">&amp;__p;&amp;__d;</text:span></text:p>
          </table:table-cell>
          <table:table-cell table:style-name="Table1.A13" office:value-type="string">
            <text:p text:style-name="P7">descender</text:p>
          </table:table-cell>
          <table:table-cell table:style-name="Table1.C13" office:value-type="string">
            <text:p text:style-name="P1">n&amp;__p;&amp;__d;</text:p>
          </table:table-cell>
        </table:table-row>
        <table:table-row table:style-name="TableLine5091415728">
          <table:table-cell table:style-name="Table1.A13" office:value-type="string">
            <text:p text:style-name="P3">f<text:span text:style-name="T1">&amp;__p;&amp;__d;</text:span></text:p>
          </table:table-cell>
          <table:table-cell table:style-name="Table1.A13" office:value-type="string">
            <text:p text:style-name="P7">dot</text:p>
          </table:table-cell>
          <table:table-cell table:style-name="Table1.C13" office:value-type="string">
            <text:p text:style-name="P1">f&amp;__p;&amp;__d;</text:p>
          </table:table-cell>
        </table:table-row>
        <table:table-row table:style-name="TableLine5091416272">
          <table:table-cell table:style-name="Table1.A13" office:value-type="string">
            <text:p text:style-name="P5">g&amp;__p;&amp;__d;</text:p>
          </table:table-cell>
          <table:table-cell table:style-name="Table1.A13" office:value-type="string">
            <text:p text:style-name="P7">dot</text:p>
          </table:table-cell>
          <table:table-cell table:style-name="Table1.C13" office:value-type="string">
            <text:p text:style-name="P1">g&amp;__p;&amp;__d;</text:p>
          </table:table-cell>
        </table:table-row>
        <table:table-row table:style-name="TableLine5091416816">
          <table:table-cell table:style-name="Table1.A13" office:value-type="string">
            <text:p text:style-name="P3">l<text:span text:style-name="T1">&amp;__p;&amp;__b;</text:span></text:p>
          </table:table-cell>
          <table:table-cell table:style-name="Table1.A13" office:value-type="string">
            <text:p text:style-name="P7">below</text:p>
          </table:table-cell>
          <table:table-cell table:style-name="Table1.C13" office:value-type="string">
            <text:p text:style-name="P1">l&amp;__p;&amp;__b;</text:p>
          </table:table-cell>
        </table:table-row>
        <table:table-row table:style-name="TableLine5091417872">
          <table:table-cell table:style-name="Table1.A13" office:value-type="string">
            <text:p text:style-name="P3">m<text:span text:style-name="T1">&amp;__p;&amp;__b;</text:span></text:p>
          </table:table-cell>
          <table:table-cell table:style-name="Table1.A13" office:value-type="string">
            <text:p text:style-name="P7">below</text:p>
          </table:table-cell>
          <table:table-cell table:style-name="Table1.C13" office:value-type="string">
            <text:p text:style-name="P1">m&amp;__p;&amp;__b;</text:p>
          </table:table-cell>
        </table:table-row>
        <table:table-row table:style-name="TableLine5091418416">
          <table:table-cell table:style-name="Table1.A13" office:value-type="string">
            <text:p text:style-name="P3">n<text:span text:style-name="T1">&amp;__p;&amp;__b;</text:span></text:p>
          </table:table-cell>
          <table:table-cell table:style-name="Table1.A13" office:value-type="string">
            <text:p text:style-name="P7">below</text:p>
          </table:table-cell>
          <table:table-cell table:style-name="Table1.C13" office:value-type="string">
            <text:p text:style-name="P1">n&amp;__p;&amp;__b;</text:p>
          </table:table-cell>
        </table:table-row>
        <table:table-row table:style-name="TableLine5091418960">
          <table:table-cell table:style-name="Table1.A13" office:value-type="string">
            <text:p text:style-name="P4">ꟁ&amp;__p;&amp;__s;</text:p>
          </table:table-cell>
          <table:table-cell table:style-name="Table1.A13" office:value-type="string">
            <text:p text:style-name="P7">slashed</text:p>
          </table:table-cell>
          <table:table-cell table:style-name="Table1.C13" office:value-type="string">
            <text:p text:style-name="P1">ꟁ&amp;__p;&amp;__s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unicode Two Beta" svg:font-family="'Junicode Two Beta'" style:font-adornments="Regular" style:font-pitch="variable"/>
    <style:font-face style:name="Junicode Two Beta1" svg:font-family="'Junicode Two Beta'" style:font-adornments="SemiExpanded Bold" style:font-pitch="variable"/>
    <style:font-face style:name="Junicode Two Beta:ss10" svg:font-family="'Junicode Two Beta:ss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5in"/>
      <style:text-properties style:font-name="Junicode Two Beta" fo:font-family="'Junicode Two Beta'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0.25in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5in" style:contextual-spacing="false" fo:line-height="0.3in"/>
      <style:text-properties fo:color="#c9211e" loext:opacity="100%" style:font-name="Junicode Two Beta1" fo:font-family="'Junicode Two Beta'" style:font-style-name="SemiExpanded Bold" style:font-pitch="variable"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402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4T19:25:08.120962697</meta:creation-date>
    <dc:date>2022-08-24T22:34:31.465901384</dc:date>
    <meta:editing-duration>PT38M48S</meta:editing-duration>
    <meta:editing-cycles>8</meta:editing-cycles>
    <meta:generator>LibreOffice/7.3.4.2$MacOSX_AARCH64 LibreOffice_project/728fec16bd5f605073805c3c9e7c4212a0120dc5</meta:generator>
    <meta:document-statistic meta:table-count="1" meta:image-count="0" meta:object-count="0" meta:page-count="1" meta:paragraph-count="62" meta:word-count="155" meta:character-count="1090" meta:non-whitespace-character-count="997"/>
  </office:meta>
</office:document-meta>
</file>